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officeooo:rsid="001f1f93" officeooo:paragraph-rsid="001f1f93"/>
    </style:style>
    <style:style style:name="P6" style:family="paragraph" style:parent-style-name="Standard">
      <style:text-properties officeooo:rsid="0026d298" officeooo:paragraph-rsid="0026d298"/>
    </style:style>
    <style:style style:name="P7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8" style:family="paragraph" style:parent-style-name="Standard">
      <style:text-properties fo:font-weight="bold" officeooo:rsid="00281f68" officeooo:paragraph-rsid="00281f68" style:font-weight-asian="bold" style:font-weight-complex="bold"/>
    </style:style>
    <style:style style:name="P9" style:family="paragraph" style:parent-style-name="Standard">
      <style:text-properties officeooo:paragraph-rsid="00281f68"/>
    </style:style>
    <style:style style:name="P10" style:family="paragraph" style:parent-style-name="Standard">
      <style:text-properties fo:font-weight="normal" officeooo:rsid="002d4142" officeooo:paragraph-rsid="002d4142" style:font-weight-asian="normal" style:font-weight-complex="normal"/>
    </style:style>
    <style:style style:name="P11" style:family="paragraph" style:parent-style-name="Standard">
      <style:text-properties fo:font-weight="normal" officeooo:rsid="002e859f" officeooo:paragraph-rsid="002e859f" style:font-weight-asian="normal" style:font-weight-complex="normal"/>
    </style:style>
    <style:style style:name="P12" style:family="paragraph" style:parent-style-name="Standard">
      <style:text-properties fo:font-weight="normal" officeooo:rsid="002e859f" officeooo:paragraph-rsid="00332c27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2faed8" officeooo:paragraph-rsid="002faed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e859f" officeooo:paragraph-rsid="002e859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normal" officeooo:rsid="00281f68" officeooo:paragraph-rsid="00281f68" style:font-weight-asian="normal" style:font-weight-complex="normal"/>
    </style:style>
    <style:style style:name="P16" style:family="paragraph" style:parent-style-name="Standard">
      <style:text-properties fo:font-weight="normal" officeooo:rsid="003689fd" officeooo:paragraph-rsid="003689fd" style:font-weight-asian="normal" style:font-weight-complex="normal"/>
    </style:style>
    <style:style style:name="P17" style:family="paragraph" style:parent-style-name="Standard">
      <style:text-properties fo:font-weight="bold" officeooo:rsid="003689fd" officeooo:paragraph-rsid="003689fd" style:font-weight-asian="bold" style:font-weight-complex="bold"/>
    </style:style>
    <style:style style:name="P18" style:family="paragraph" style:parent-style-name="Standard">
      <style:text-properties fo:font-weight="bold" officeooo:rsid="00375e2d" officeooo:paragraph-rsid="00375e2d" style:font-weight-asian="bold" style:font-weight-complex="bold"/>
    </style:style>
    <style:style style:name="T1" style:family="text">
      <style:text-properties officeooo:rsid="001ecff5"/>
    </style:style>
    <style:style style:name="T2" style:family="text">
      <style:text-properties fo:font-weight="normal" officeooo:rsid="00281f68" style:font-weight-asian="normal" style:font-weight-complex="normal"/>
    </style:style>
    <style:style style:name="T3" style:family="text">
      <style:text-properties fo:font-weight="normal" officeooo:rsid="003689fd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32c27" style:font-style-asian="normal" style:font-style-complex="normal"/>
    </style:style>
    <style:style style:name="T7" style:family="text">
      <style:text-properties officeooo:rsid="00332c27"/>
    </style:style>
    <style:style style:name="T8" style:family="text">
      <style:text-properties officeooo:rsid="00368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5">Contact maps: 1/0 matrix based on some threshold of carbon alpha-alpha distances of residue pairs.</text:p>
      <text:p text:style-name="P5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5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6">Tutorials point: <text:a xlink:type="simple" xlink:href="https://www.tutorialspoint.com/biopython/biopython_creating_simple_application.htm" text:style-name="Internet_20_link" text:visited-style-name="Visited_20_Internet_20_Link">https://www.tutorialspoint.com/biopython/biopython_creating_simple_application.htm</text:a></text:p>
      <text:p text:style-name="P6"/>
      <text:p text:style-name="P3"><text:s/></text:p>
      <text:p text:style-name="P4">run code from codes directory, e.g</text:p>
      <text:p text:style-name="P7">/protein_project_1/codes$ python run.py</text:p>
      <text:p text:style-name="P7"/>
      <text:p text:style-name="P8"><text:span text:style-name="T8">BIO papers</text:span></text:p>
      <text:p text:style-name="P9"><text:span text:style-name="T3">1. </text:span><text:a xlink:type="simple" xlink:href="https://academic.oup.com/bioinformatics/article/28/23/3066/195693" text:style-name="Internet_20_link" text:visited-style-name="Visited_20_Internet_20_Link"><text:span text:style-name="T2">DNCON</text:span></text:a>: <text:span text:style-name="T2">Predicting protein residue–residue contacts using deepnetworks and boosting</text:span></text:p>
      <text:p text:style-name="P9"><text:span text:style-name="T3">2. </text:span><text:a xlink:type="simple" xlink:href="https://bmcbioinformatics.biomedcentral.com/articles/10.1186/1471-2105-14-S14-S12" text:style-name="Internet_20_link" text:visited-style-name="Visited_20_Internet_20_Link"><text:span text:style-name="T2">A study and benchmark of DNcon</text:span></text:a><text:span text:style-name="T2">: a method for protein residue-residue contact prediction using deep networks</text:span></text:p>
      <text:p text:style-name="P15"><text:span text:style-name="T8">3. </text:span>DNCON2:</text:p>
      <text:p text:style-name="P15"><text:span text:style-name="T8">4. </text:span>Deep learning methods in protein structure prediction</text:p>
      <text:p text:style-name="P16">5. template based protein structure reconstruction method using deep autoencoder learning</text:p>
      <text:p text:style-name="P16">6. DESTINI</text:p>
      <text:p text:style-name="P17"/>
      <text:p text:style-name="P17">DL papers</text:p>
      <text:p text:style-name="P16">5. image to image translation</text:p>
      <text:p text:style-name="P15"/>
      <text:p text:style-name="P18">Codes</text:p>
      <text:p text:style-name="P10">VAE: <text:a xlink:type="simple" xlink:href="https://github.com/coolvision/vae_conv" text:style-name="Internet_20_link" text:visited-style-name="Visited_20_Internet_20_Link">https://github.com/coolvision/vae_conv</text:a></text:p>
      <text:p text:style-name="P10"/>
      <text:p text:style-name="P11">The ways to work:</text:p>
      <text:p text:style-name="P11">1. <text:span text:style-name="T7">L</text:span>et, there is a file <text:span text:style-name="T7">containing pdb ids</text:span>, i.e. pdb_identifiers.txt. </text:p>
      <text:p text:style-name="P12">2. <text:span text:style-name="T7">R</text:span>un pdb_converter.py’s three functionalities:</text:p>
      <text:p text:style-name="P12"><text:tab/>download<text:span text:style-name="T7">()</text:span></text:p>
      <text:p text:style-name="P12"><text:tab/>convert_into_distmatrices_contactmaps<text:span text:style-name="T7">()</text:span></text:p>
      <text:p text:style-name="P12"><text:tab/>convert_into_fasta<text:span text:style-name="T7">()</text:span></text:p>
      <text:p text:style-name="P12"><text:tab/><text:span text:style-name="T7">clean()</text:span></text:p>
      <text:p text:style-name="P12">The function <text:span text:style-name="T4">do() </text:span><text:span text:style-name="T5">does </text:span><text:span text:style-name="T6">four</text:span><text:span text:style-name="T5"> tasks. This also keeps track of defected pdb ids. Some Amino-acid residues do not have alpha-carbon in the downloaded .cif file. The defected pdb ids are saved into defected_pdb_ids.txt file. </text:span><text:span text:style-name="T6">Clean() cleans these pdb ids from everywhere</text:span></text:p>
      <text:p text:style-name="P13">3. Split all valid pdb ids into train, validation and test set of 60%, 20% and 20% respectively.</text:p>
      <text:p text:style-name="P13">4. Create feature for each valid pdb id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12T01:29:12.372175935</dc:date>
    <meta:editing-duration>PT7H6M39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232" meta:character-count="1941" meta:non-whitespace-character-count="1737"/>
  </office:meta>
</office:document-meta>
</file>